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3"/>
          <table:table-cell table:formula="of:=0.97" office:value-type="float" office:value="0.97" calcext:value-type="float">
            <text:p>0,97</text:p>
          </table:table-cell>
          <table:table-cell table:formula="of:=[.D18]/[.D17]" office:value-type="float" office:value="64.9484536082474" calcext:value-type="float">
            <text:p>64,9484536082</text:p>
          </table:table-cell>
          <table:table-cell table:number-columns-repeated="3"/>
          <table:table-cell office:value-type="float" office:value="39.58" calcext:value-type="float">
            <text:p>39,58</text:p>
          </table:table-cell>
          <table:table-cell table:formula="of:=[.I18]/[.I17]" office:value-type="float" office:value="18.3931278423446" calcext:value-type="float">
            <text:p>18,393127842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1024/65" office:value-type="float" office:value="15.7538461538462" calcext:value-type="float">
            <text:p>15,7538461538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2=U*R2/(R1+R2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U</text:p>
          </table:table-cell>
          <table:table-cell office:value-type="float" office:value="39.8" calcext:value-type="float">
            <text:p>39,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2</text:p>
          </table:table-cell>
          <table:table-cell table:formula="of:=[.F30]*[.F28]/([.F27]+[.F28])" office:value-type="float" office:value="36.1818181818182" calcext:value-type="float">
            <text:p>36,18181818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1</text:p>
          </table:table-cell>
          <table:table-cell table:formula="of:=[.F30]*[.F27]/([.F27]+[.F28])" office:value-type="float" office:value="3.61818181818182" calcext:value-type="float">
            <text:p>3,61818181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22:56.337892105</meta:creation-date>
    <dc:date>2020-12-27T17:31:23.350114456</dc:date>
    <meta:editing-duration>PT2H37M56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